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8"/>
      <text:p text:style-name="P8"><text:soft-page-break/>Sat 10/22/16 11:10 AM - <text:span text:style-name="T1">4.5 miles</text:span></text:p>
      <text:p text:style-name="P8">On the indoor track:</text:p>
      <text:p text:style-name="P8">¼ mile of drills</text:p>
      <text:p text:style-name="P8">½ mile run without shoes in 4:22 and then rest a few minutes</text:p>
      <text:p text:style-name="P8">On a treadmill:</text:p>
      <text:p text:style-name="P8">3 mile run in 26:15 or 8:45/mile</text:p>
      <text:p text:style-name="P8">¾ mile warmdown</text:p>
      <text:p text:style-name="P8"/>
      <text:p text:style-name="P7">Sun 10/23/16 1:21 PM - <text:span text:style-name="T1">5 miles</text:span></text:p>
      <text:p text:style-name="P9">Compare this workout to Mon 10/17/16.</text:p>
      <text:p text:style-name="P9">On hilly roads, I walked ½ mile and ran ½ mile during every mile.</text:p>
      <text:p text:style-name="P9">time 59:56 or 11:59/mile</text:p>
      <text:p text:style-name="P9">My average walking pace was 14:10/mile and my average running pace was 9:50/mile.</text:p>
      <text:p text:style-name="P9">I walked 25s/mile faster today.</text:p>
      <text:p text:style-name="P9"/>
      <text:p text:style-name="P9">Mon 10/24/16 8:58 AM - <text:span text:style-name="T1">3.25 miles</text:span></text:p>
      <text:p text:style-name="P9">I ran one mile with no shoes on the indoor track in 8:37 and rested a few minutes.</text:p>
      <text:p text:style-name="P9">On a treadmill I ran 2 miles in 18:15 or 9:08/mile. </text:p>
      <text:p text:style-name="P9">I jogged ¼ mile.</text:p>
      <text:p text:style-name="P9"/>
      <text:p text:style-name="P9">Tues 10/25/16 <text:s/>11:32 AM - <text:span text:style-name="T1">5 miles</text:span></text:p>
      <text:p text:style-name="P9">1 mile on the indoor track in 8:34 and rested 4 minutes.</text:p>
      <text:p text:style-name="P9">On a treadmill I ran 5x ½ mile with a ¼ mile jog before each ½ mile.</text:p>
      <text:p text:style-name="P9">I jogged a ¼ mile to warm down.</text:p>
      <text:p text:style-name="P9">All the ½ miles were in 4:00 and the ¼ mile jogs were about 3:00.</text:p>
      <text:p text:style-name="P9"/>
      <text:p text:style-name="P9">Wed 10/26/16 11:34 AM - <text:span text:style-name="T1">2 miles</text:span> </text:p>
      <text:p text:style-name="P9">I walked and ran 2 miles in 23:14 or 11:37/mile.</text:p>
      <text:p text:style-name="P9">The walk/run ratio was 3/7.</text:p>
      <text:p text:style-name="P9"/>
      <text:p text:style-name="P9">Thur 10/27/16 8:10 AM - <text:span text:style-name="T1">5 miles</text:span></text:p>
      <text:p text:style-name="P9">On indoor track:</text:p>
      <text:p text:style-name="P9">½ mile in 4:38 and rested 1:00</text:p>
      <text:p text:style-name="P9">½ mile in 4:50 running straightaways and jogging turns and rested 5:00</text:p>
      <text:p text:style-name="P9">On treadmill:</text:p>
      <text:p text:style-name="P9">¼ <text:s/>mile at various paces as fast as 7:10/mile and rested 3:00</text:p>
      <text:p text:style-name="P9">0.05 miles before a 5K run to get treadmill up to speed</text:p>
      <text:p text:style-name="P9">5K run in 24:15 or 7:49/mi, splits 7:53, 7:50, 7:47 and 44s for the last 0.1 miles</text:p>
      <text:p text:style-name="P9">0.6 mile warm down </text:p>
      <text:list xml:id="list7768884288126566739" text:style-name="L2">
        <text:list-item>
          <text:list>
            <text:list-header>
              <text:p text:style-name="P13"/>
            </text:list-header>
          </text:list>
        </text:list-item>
      </text:list>
      <text:list xml:id="list8124285879818927936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7T10:45:30.29</dc:date>
    <dc:creator>James Lombardi</dc:creator>
    <meta:editing-duration>PT5H35M</meta:editing-duration>
    <meta:editing-cycles>27</meta:editing-cycles>
    <meta:generator>OpenOffice/4.1.2$Win32 OpenOffice.org_project/412m3$Build-9782</meta:generator>
    <meta:document-statistic meta:table-count="0" meta:image-count="0" meta:object-count="0" meta:page-count="4" meta:paragraph-count="104" meta:word-count="980" meta:character-count="4680"/>
  </office:meta>
</office:document-meta>
</file>